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497cm"/>
    </style:style>
    <style:style style:name="Tabella5.D" style:family="table-column">
      <style:table-column-properties style:column-width="1.764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7"><text:placeholder text:placeholder-type="text">&lt;setLang(o.partner_id.lang or 'en_US')&gt;</text:placeholder></text:p>
            <text:p text:style-name="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8"><text:text-input text:description="&lt;if test=&quot;o.partner_id.lang=='it_IT'&quot;&gt;">if IT</text:text-input></text:p>
            <text:p text:style-name="P8"><text:span text:style-name="T5">Resa merce: </text:span><text:span text:style-name="T14"><text:placeholder text:placeholder-type="text">&lt;o.return_id.text&gt;</text:placeholder></text:span></text:p>
            <text:p text:style-name="P8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8"><text:text-input text:description="&lt;/if&gt;">end if</text:text-input></text:p>
            <text:p text:style-name="P8"><text:text-input text:description="&lt;if test=&quot;o.partner_id.lang=='en_US'&quot;&gt;">if EN</text:text-input></text:p>
            <text:p text:style-name="P8"><text:span text:style-name="T5">Delivery terms: </text:span><text:span text:style-name="T14"><text:placeholder text:placeholder-type="text">&lt;o.return_id.text&gt;</text:placeholder></text:span></text:p>
            <text:p text:style-name="P8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K1" office:value-type="string">
              <text:p text:style-name="P38"/>
            </table:table-cell>
          </table:table-row>
        </table:table-header-rows>
      </table:table>
      <text:p text:style-name="P15"><text:placeholder text:placeholder-type="text">&lt;if test="o.quotation_model == 2"&gt;</text:placeholder></text:p>
      <text:p text:style-name="P1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9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8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8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8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2"><text:text-input text:description="&lt;if test=&quot;item.insert_photo&quot;&gt;">if photo</text:text-input></text:p>
            <text:p text:style-name="P45"><draw:frame draw:style-name="fr1" draw:name="image:asimage(item.product_id.default_photo  or  False )" text:anchor-type="as-char" svg:width="4.551cm" style:rel-width="100%" svg:height="4.551cm" style:rel-height="scale-min" draw:z-index="4"><draw:text-box><text:p text:style-name="P46"/></draw:text-box></draw:frame></text:p>
            <text:p text:style-name="P30"><text:text-input text:description="&lt;/if&gt;">/if photo</text:text-input></text:p>
          </table:table-cell>
          <table:table-cell table:style-name="Tabella4.B3" office:value-type="string">
            <text:p text:style-name="P37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6"><text:placeholder text:placeholder-type="text">&lt;_(item.product_id.name)&gt;</text:placeholder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4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if&gt;</text:placeholder></text:p>
      <text:p text:style-name="P15"/>
      <text:p text:style-name="P15"><text:placeholder text:placeholder-type="text">&lt;if test="o.quotation_model != 2"&gt;</text:placeholder></text:p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9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0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9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4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9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9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9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5"><text:text-input text:description="&lt;if test=&quot;item.insert_photo&quot;&gt;">if photo</text:text-input></text:p>
            <text:p text:style-name="P48"><draw:frame draw:style-name="fr2" draw:name="image:asimage(item.product_id.default_photo or False)" text:anchor-type="as-char" svg:width="4.505cm" style:rel-width="99%" svg:height="4.33cm" style:rel-height="scale" draw:z-index="2"><draw:text-box><text:p text:style-name="P46"/></draw:text-box></draw:frame></text:p>
            <text:p text:style-name="P30"><text:text-input text:description="&lt;/if&gt;">/if photo</text:text-input></text:p>
          </table:table-cell>
          <table:table-cell table:style-name="Tabella5.B3" office:value-type="string">
            <text:p text:style-name="P37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6"><text:placeholder text:placeholder-type="text">&lt;item.name if item.use_text_description else item.product_id.name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3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3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4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soft-page-break/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5" office:value-type="string">
            <text:p text:style-name="P13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6">m<text:span text:style-name="T21">3 <text:s/></text:span><text:placeholder text:placeholder-type="text">&lt;round(get_counter("volume"), 2)&gt;</text:placeholder><text:soft-page-break/></text:p>
                </table:table-cell>
              </table:table-row>
            </table:table>
            <text:p text:style-name="P13"/>
          </table:table-cell>
        </table:table-row>
        <table:table-row table:style-name="Tabella5.6">
          <table:table-cell table:style-name="Tabella5.A6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3"/>
          </table:table-cell>
        </table:table-row>
      </table:table>
      <text:p text:style-name="P10"/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3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12M59S</meta:editing-duration>
    <meta:editing-cycles>290</meta:editing-cycles>
    <meta:generator>LibreOffice/4.3.3.2$Linux_X86_64 LibreOffice_project/430m0$Build-2</meta:generator>
    <meta:initial-creator>Nicola Riolini</meta:initial-creator>
    <dc:date>2016-03-18T13:11:44.098050162</dc:date>
    <dc:creator>thebrush </dc:creator>
    <meta:document-statistic meta:table-count="8" meta:image-count="1" meta:object-count="0" meta:page-count="3" meta:paragraph-count="93" meta:word-count="372" meta:character-count="2540" meta:non-whitespace-character-count="2370"/>
    <meta:user-defined meta:name="Info 1"/>
    <meta:user-defined meta:name="Info 2"/>
    <meta:user-defined meta:name="Info 3"/>
    <meta:user-defined meta:name="Info 4"/>
  </office:meta>
</office:document-meta>
</file>